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size="11pt" officeooo:rsid="00070020" officeooo:paragraph-rsid="00070020" style:font-size-asian="11pt" style:font-size-complex="11pt"/>
    </style:style>
    <style:style style:name="P2" style:family="paragraph" style:parent-style-name="Title">
      <style:paragraph-properties fo:text-align="start" style:justify-single-word="false"/>
      <style:text-properties fo:font-size="20pt" style:font-size-asian="20pt" style:font-size-complex="2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3333" fo:font-size="10pt" style:text-underline-style="solid" style:text-underline-width="auto" style:text-underline-color="font-color" style:font-size-asian="10pt" style:font-size-complex="10pt"/>
    </style:style>
    <style:style style:name="T3" style:family="text">
      <style:text-properties style:use-window-font-color="true" fo:font-size="10pt" style:text-underline-style="none" style:font-size-asian="10pt" style:font-size-complex="10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fill="solid"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Fine_20_Dashed" draw:fill="solid" draw:fill-color="#eeeeee" draw:textarea-horizontal-align="justify" draw:textarea-vertical-align="middle" draw:auto-grow-height="false" fo:padding-top="0.499cm" fo:padding-bottom="0.499cm" fo:padding-left="0.499cm" fo:padding-right="0.4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start="Rounded_20_short_20_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marker-start="" draw:marker-end="Rounded_20_short_20_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marker-start="" draw:marker-end="Symmetric_20_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marker-end="Rounded_20_short_20_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custom-shape text:anchor-type="paragraph" draw:z-index="6" draw:style-name="gr2" draw:text-style-name="P6" svg:width="3.654cm" svg:height="3.581cm" svg:x="13.243cm" svg:y="0.429cm"><text:p text:style-name="P5"><text:span text:style-name="T1">- Choix langue</text:span></text:p><text:p text:style-name="P5"><text:span text:style-name="T1">- Résumé </text:span><text:span text:style-name="T1"><text:line-break/></text:span><text:span text:style-name="T1"> <text:s/>du colloque</text:span></text:p><text:p text:style-name="P5"><text:span text:style-name="T1">- </text:span><text:span text:style-name="T2">Poster</text:span></text:p><text:p text:style-name="P5"><text:span text:style-name="T1">- </text:span><text:span text:style-name="T2">Lieu</text:span></text:p><text:p text:style-name="P5"><text:span text:style-name="T1">- </text:span><text:span text:style-name="T2">Dates</text:span></text:p><text:p text:style-name="P5"><text:span text:style-name="T3">- </text:span><text:span text:style-name="T2">Contact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0" draw:style-name="gr1" draw:text-style-name="P4" svg:width="3.652cm" svg:height="1.146cm" svg:x="13.245cm" svg:y="-0.716cm"><text:p text:style-name="P3"><text:span text:style-name="T1">Accueil</text:span></text:p><draw:enhanced-geometry svg:viewBox="0 0 21600 21600" draw:type="rectangle" draw:enhanced-path="M 0 0 L 21600 0 21600 21600 0 21600 0 0 Z N"/></draw:custom-shape>Arborescence du site</text:p>
      <text:p text:style-name="P1"><draw:line text:anchor-type="paragraph" draw:z-index="16" draw:style-name="gr3" draw:text-style-name="P3" svg:x1="2.637cm" svg:y1="4.149cm" svg:x2="23.618cm" svg:y2="4.149cm"><text:p/></draw:line><draw:line text:anchor-type="paragraph" draw:z-index="17" draw:style-name="gr4" draw:text-style-name="P3" svg:x1="2.637cm" svg:y1="4.934cm" svg:x2="2.637cm" svg:y2="4.149cm"><text:p/></draw:line><draw:line text:anchor-type="paragraph" draw:z-index="18" draw:style-name="gr4" draw:text-style-name="P3" svg:x1="6.923cm" svg:y1="4.934cm" svg:x2="6.923cm" svg:y2="4.149cm"><text:p/></draw:line><draw:line text:anchor-type="paragraph" draw:z-index="19" draw:style-name="gr4" draw:text-style-name="P3" svg:x1="10.918cm" svg:y1="4.934cm" svg:x2="10.918cm" svg:y2="4.149cm"><text:p/></draw:line><draw:line text:anchor-type="paragraph" draw:z-index="20" draw:style-name="gr4" draw:text-style-name="P3" svg:x1="15.231cm" svg:y1="4.934cm" svg:x2="15.231cm" svg:y2="4.149cm"><text:p/></draw:line><draw:line text:anchor-type="paragraph" draw:z-index="21" draw:style-name="gr4" draw:text-style-name="P3" svg:x1="19.279cm" svg:y1="4.934cm" svg:x2="19.279cm" svg:y2="4.149cm"><text:p/></draw:line><draw:line text:anchor-type="paragraph" draw:z-index="22" draw:style-name="gr4" draw:text-style-name="P3" svg:x1="23.618cm" svg:y1="4.939cm" svg:x2="23.618cm" svg:y2="4.154cm"><text:p/></draw:line><draw:line text:anchor-type="paragraph" draw:z-index="23" draw:style-name="gr3" draw:text-style-name="P3" svg:x1="13.247cm" svg:y1="0.656cm" svg:x2="12.162cm" svg:y2="0.656cm"><text:p/></draw:line><draw:line text:anchor-type="paragraph" draw:z-index="24" draw:style-name="gr3" draw:text-style-name="P3" svg:x1="12.162cm" svg:y1="0.656cm" svg:x2="12.162cm" svg:y2="4.149cm"><text:p/></draw:line><draw:line text:anchor-type="paragraph" draw:z-index="25" draw:style-name="gr5" draw:text-style-name="P3" svg:x1="15.205cm" svg:y1="8.876cm" svg:x2="15.205cm" svg:y2="10.305cm"><text:p/></draw:line><draw:custom-shape text:anchor-type="paragraph" draw:z-index="14" draw:style-name="gr1" draw:text-style-name="P4" svg:width="3.652cm" svg:height="1.465cm" svg:x="13.397cm" svg:y="10.305cm"><text:p text:style-name="P3"><text:span text:style-name="T1">Communication</text:span></text:p><draw:enhanced-geometry svg:viewBox="0 0 21600 21600" draw:type="rectangle" draw:enhanced-path="M 0 0 L 21600 0 21600 21600 0 21600 0 0 Z N"/></draw:custom-shape><draw:custom-shape text:anchor-type="paragraph" draw:z-index="15" draw:style-name="gr2" draw:text-style-name="P6" svg:width="3.654cm" svg:height="2.946cm" svg:x="13.395cm" svg:y="11.769cm"><text:p text:style-name="P5"><text:span text:style-name="T1">- Titre</text:span><text:span text:style-name="T1"><text:line-break/></text:span><text:span text:style-name="T1">- Intervenants </text:span><text:span text:style-name="T1"><text:line-break/></text:span><text:span text:style-name="T1">- Detail</text:span></text:p><text:p text:style-name="P5"><text:span text:style-name="T1">- Date et </text:span><text:span text:style-name="T2">Lieu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6" draw:style-name="gr1" draw:text-style-name="P4" svg:width="2.779cm" svg:height="1.773cm" svg:x="5.256cm" svg:y="11.636cm"><text:p text:style-name="P3"><text:span text:style-name="T1">Site partenair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7" draw:style-name="gr6" draw:text-style-name="P3" svg:x1="6.685cm" svg:y1="10.216cm" svg:x2="6.685cm" svg:y2="11.636cm"><text:p/></draw:line><draw:rect text:anchor-type="paragraph" draw:z-index="28" draw:style-name="gr7" draw:text-style-name="P4" svg:width="2.726cm" svg:height="1.271cm" svg:x="19.015cm" svg:y="0.074cm"><text:p text:style-name="P3"><text:span text:style-name="T1">Version PDF</text:span></text:p><text:p text:style-name="P3"><text:span text:style-name="T1">Du programme</text:span></text:p></draw:rect><draw:custom-shape text:anchor-type="paragraph" draw:z-index="1" draw:style-name="gr1" draw:text-style-name="P4" svg:width="3.652cm" svg:height="1.518cm" svg:x="0.679cm" svg:y="4.934cm"><text:p text:style-name="P3"><text:span text:style-name="T1">Présentation</text:span><text:span text:style-name="T1"><text:line-break/></text:span><text:span text:style-name="T1">du colloque</text:span></text:p><draw:enhanced-geometry svg:viewBox="0 0 21600 21600" draw:type="rectangle" draw:enhanced-path="M 0 0 L 21600 0 21600 21600 0 21600 0 0 Z N"/></draw:custom-shape><draw:custom-shape text:anchor-type="paragraph" draw:z-index="2" draw:style-name="gr1" draw:text-style-name="P4" svg:width="3.652cm" svg:height="1.438cm" svg:x="13.351cm" svg:y="4.934cm"><text:p text:style-name="P3"><text:span text:style-name="T1">Résumés des </text:span><text:span text:style-name="T1"><text:line-break/></text:span><text:span text:style-name="T1">communications</text:span></text:p><draw:enhanced-geometry svg:viewBox="0 0 21600 21600" draw:type="rectangle" draw:enhanced-path="M 0 0 L 21600 0 21600 21600 0 21600 0 0 Z N"/></draw:custom-shape><draw:custom-shape text:anchor-type="paragraph" draw:z-index="3" draw:style-name="gr1" draw:text-style-name="P4" svg:width="3.652cm" svg:height="1.38cm" svg:x="17.505cm" svg:y="4.939cm"><text:p text:style-name="P3"><text:span text:style-name="T1">Intervenants</text:span></text:p><draw:enhanced-geometry svg:viewBox="0 0 21600 21600" draw:type="rectangle" draw:enhanced-path="M 0 0 L 21600 0 21600 21600 0 21600 0 0 Z N"/></draw:custom-shape><draw:custom-shape text:anchor-type="paragraph" draw:z-index="4" draw:style-name="gr1" draw:text-style-name="P4" svg:width="3.652cm" svg:height="1.38cm" svg:x="21.754cm" svg:y="4.939cm"><text:p text:style-name="P3"><text:span text:style-name="T1">Infos pratiques</text:span></text:p><draw:enhanced-geometry svg:viewBox="0 0 21600 21600" draw:type="rectangle" draw:enhanced-path="M 0 0 L 21600 0 21600 21600 0 21600 0 0 Z N"/></draw:custom-shape><draw:custom-shape text:anchor-type="paragraph" draw:z-index="5" draw:style-name="gr1" draw:text-style-name="P4" svg:width="3.652cm" svg:height="1.491cm" svg:x="4.955cm" svg:y="4.934cm"><text:p text:style-name="P3"><text:span text:style-name="T1">Les organisateurs</text:span></text:p><text:p text:style-name="P3"><text:span text:style-name="T1">&amp; partenaires</text:span></text:p><draw:enhanced-geometry svg:viewBox="0 0 21600 21600" draw:type="rectangle" draw:enhanced-path="M 0 0 L 21600 0 21600 21600 0 21600 0 0 Z N"/></draw:custom-shape><draw:custom-shape text:anchor-type="paragraph" draw:z-index="7" draw:style-name="gr2" draw:text-style-name="P6" svg:width="3.654cm" svg:height="3.793cm" svg:x="4.953cm" svg:y="6.424cm"><text:p text:style-name="P5"><text:span text:style-name="T1">Présentation de :</text:span></text:p><text:p text:style-name="P5"><text:span text:style-name="T1">- C. Stépanoff</text:span></text:p><text:list text:style-name=""><text:list-item><text:p text:style-name="P5"><text:span text:style-name="T1">- J.D. Vigne</text:span></text:p><text:list><text:list-item><text:p text:style-name="P5"><text:span text:style-name="T1">- Comité</text:span></text:p><text:list><text:list-item><text:p text:style-name="P5"><text:span text:style-name="T1"/></text:p></text:list-item><text:list-item><text:p text:style-name="P5"><text:span text:style-name="T1">Rappel :</text:span></text:p><text:list><text:list-item><text:p text:style-name="P5"><text:span text:style-name="T1">- Partenaires (</text:span><text:span text:style-name="T2">logos</text:span><text:span text:style-name="T1">)</text:span></text:p></text:list-item></text:list></text:list-item></text:list></text:list-item></text:list></text:list-item></text:list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8" draw:style-name="gr2" draw:text-style-name="P6" svg:width="3.654cm" svg:height="2.505cm" svg:x="13.349cm" svg:y="6.371cm"><text:p text:style-name="P5"><text:span text:style-name="T1">Pour chaque comm :</text:span></text:p><text:p text:style-name="P5"><text:span text:style-name="T1">- Titre comm.</text:span></text:p><text:list text:style-name=""><text:list-item><text:p text:style-name="P5"><text:span text:style-name="T1">- Intervenants</text:span></text:p></text:list-item><text:list-item><text:p text:style-name="P5"><text:span text:style-name="T1">- </text:span><text:span text:style-name="T2">Lieu</text:span></text:p></text:list-item></text:list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9" draw:style-name="gr2" draw:text-style-name="P6" svg:width="3.654cm" svg:height="2.174cm" svg:x="17.505cm" svg:y="6.318cm"><text:p text:style-name="P5"><text:span text:style-name="T1">Pour chaque inter. :</text:span></text:p><text:p text:style-name="P5"><text:span text:style-name="T1">- Identité</text:span></text:p><text:p text:style-name="P5"><text:span text:style-name="T1">- Résumé Poste</text:span></text:p><text:p text:style-name="P5"><text:span text:style-name="T1">- </text:span><text:span text:style-name="T2">Communication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0" draw:style-name="gr2" draw:text-style-name="P6" svg:width="3.654cm" svg:height="4.185cm" svg:x="21.754cm" svg:y="6.318cm"><text:p text:style-name="P5"><text:span text:style-name="T1">Pour chaque lieu :</text:span></text:p><text:p text:style-name="P5"><text:span text:style-name="T1">- Adresse</text:span></text:p><text:p text:style-name="P5"><text:span text:style-name="T1">- Tel</text:span></text:p><text:p text:style-name="P5"><text:span text:style-name="T1">- email</text:span></text:p><text:p text:style-name="P5"><text:span text:style-name="T1">- site web</text:span></text:p><text:p text:style-name="P5"><text:span text:style-name="T1">- Accès metro/bus</text:span></text:p><text:p text:style-name="P5"><text:span text:style-name="T1">- Accès handicapés</text:span></text:p><text:p text:style-name="P5"><text:span text:style-name="T1">- </text:span><text:span text:style-name="T2">Programm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1" draw:style-name="gr2" draw:text-style-name="P6" svg:width="3.654cm" svg:height="2.505cm" svg:x="0.677cm" svg:y="6.451cm"><text:p text:style-name="P5"><text:span text:style-name="T1">- Article long</text:span></text:p><text:p text:style-name="P5"><text:span text:style-name="T1">- </text:span><text:span text:style-name="T2">Dates et Lieux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2" draw:style-name="gr1" draw:text-style-name="P4" svg:width="3.652cm" svg:height="1.465cm" svg:x="9.084cm" svg:y="4.934cm"><text:p text:style-name="P3"><text:span text:style-name="T1">Programme</text:span></text:p><draw:enhanced-geometry svg:viewBox="0 0 21600 21600" draw:type="rectangle" draw:enhanced-path="M 0 0 L 21600 0 21600 21600 0 21600 0 0 Z N"/></draw:custom-shape><draw:custom-shape text:anchor-type="paragraph" draw:z-index="13" draw:style-name="gr2" draw:text-style-name="P6" svg:width="3.654cm" svg:height="2.946cm" svg:x="9.082cm" svg:y="6.398cm"><text:p text:style-name="P5"><text:span text:style-name="T1">Pour chaque jour :</text:span><text:span text:style-name="T1"><text:line-break/></text:span><text:span text:style-name="T1">- Date </text:span><text:span text:style-name="T1"><text:line-break/></text:span><text:span text:style-name="T1">« Journée N »</text:span></text:p><text:p text:style-name="P5"><text:span text:style-name="T1">- </text:span><text:span text:style-name="T2">Lieu</text:span></text:p><text:p text:style-name="P5"><text:span text:style-name="T1">- Liste des </text:span><text:span text:style-name="T2">comm</text:span><text:span text:style-name="T1">.</text:span></text:p><text:p text:style-name="P5"><text:span text:style-name="T1">- </text:span><text:span text:style-name="T2">Version PDF</text:span>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29" draw:style-name="gr8" draw:text-style-name="P3" svg:x1="16.896cm" svg:y1="0.736cm" svg:x2="19.014cm" svg:y2="0.736cm"><text:p/></draw:line>18/02/201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8T10:52:02.374203193</meta:creation-date>
    <dc:date>2016-02-18T11:54:47.485109302</dc:date>
    <meta:editing-duration>PT17M9S</meta:editing-duration>
    <meta:editing-cycles>5</meta:editing-cycles>
    <meta:generator>LibreOffice/4.2.8.2$Linux_X86_64 LibreOffice_project/420m0$Build-2</meta:generator>
    <meta:document-statistic meta:table-count="0" meta:image-count="0" meta:object-count="0" meta:page-count="1" meta:paragraph-count="2" meta:word-count="4" meta:character-count="30" meta:non-whitespace-character-count="28"/>
  </office:meta>
</office:document-meta>
</file>